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057cm" svg:y1="0.057cm" svg:x2="2.991cm" svg:y2="2.991cm">
          <text:p/>
        </draw:line>
        <draw:line draw:style-name="gr1" draw:text-style-name="P1" draw:layer="layout" svg:x1="0.057cm" svg:y1="2.991cm" svg:x2="2.991cm" svg:y2="0.0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048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3T17:33:22</meta:creation-date>
    <dc:date>2012-03-23T22:02:06</dc:date>
    <meta:editing-duration>PT29M11S</meta:editing-duration>
    <meta:editing-cycles>8</meta:editing-cycles>
    <meta:generator>LibreOffice/3.5$MacOSX_x86 LibreOffice_project/dc9775d-05ecbee-0851ad3-1586698-727bf66</meta:generator>
    <meta:document-statistic meta:object-count="2"/>
  </office:meta>
</office:document-meta>
</file>